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73cm"/>
    </style:style>
    <style:style style:name="gr2" style:family="graphic" style:parent-style-name="standard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fill="hatch" draw:fill-color="#ffffff" draw:fill-hatch-name="Black_20_-45_20_Degrees" draw:fill-hatch-solid="false" draw:textarea-vertical-align="middle"/>
    </style:style>
    <style:style style:name="gr4" style:family="graphic" style:parent-style-name="standard">
      <style:graphic-properties draw:fill="none" draw:fill-color="#ffffff" draw:fill-hatch-solid="fals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666666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Georgia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family="Georgia" style:font-family-generic="swiss" style:font-pitch="variable" fo:font-style="normal" style:font-style-asian="normal" style:font-style-complex="normal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family="Georgia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T2" style:family="text">
      <style:text-properties fo:font-family="Georgia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3" style:family="text">
      <style:text-properties fo:font-family="Georgia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family="Georgia" style:font-family-generic="swiss" style:font-pitch="variable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3.6cm" svg:height="0.98cm" svg:x="4.7cm" svg:y="4.9cm">
          <draw:text-box>
            <text:p text:style-name="P1"><text:span text:style-name="T1">Noise(t)</text:span></text:p>
          </draw:text-box>
        </draw:frame>
        <draw:circle draw:style-name="gr2" draw:text-style-name="P3" draw:layer="layout" svg:width="6cm" svg:height="6cm" svg:x="1.8cm" svg:y="1.5cm">
          <text:p/>
        </draw:circle>
        <draw:circle draw:style-name="gr3" draw:text-style-name="P3" draw:layer="layout" svg:width="0.9cm" svg:height="0.9cm" svg:x="3.9cm" svg:y="3.1cm">
          <text:p/>
        </draw:circle>
        <draw:circle draw:style-name="gr3" draw:text-style-name="P3" draw:layer="layout" svg:width="0.9cm" svg:height="0.9cm" svg:x="1cm" svg:y="6.2cm">
          <text:p/>
        </draw:circle>
        <draw:circle draw:style-name="gr3" draw:text-style-name="P3" draw:layer="layout" svg:width="0.9cm" svg:height="0.9cm" svg:x="5.1cm" svg:y="6.2cm">
          <text:p/>
        </draw:circle>
        <draw:circle draw:style-name="gr3" draw:text-style-name="P3" draw:layer="layout" svg:width="0.9cm" svg:height="0.9cm" svg:x="7.9cm" svg:y="3.2cm">
          <text:p/>
        </draw:circle>
        <draw:circle draw:style-name="gr4" draw:text-style-name="P3" draw:layer="layout" svg:width="1.3cm" svg:height="1.3cm" svg:x="0.8cm" svg:y="6cm">
          <text:p/>
        </draw:circle>
        <draw:circle draw:style-name="gr4" draw:text-style-name="P3" draw:layer="layout" svg:width="1.7cm" svg:height="1.7cm" svg:x="0.6cm" svg:y="5.8cm">
          <text:p/>
        </draw:circle>
        <draw:frame draw:style-name="gr1" draw:text-style-name="P4" draw:layer="layout" svg:width="4.8cm" svg:height="0.98cm" svg:x="5.8cm" svg:y="8.52cm">
          <draw:text-box>
            <text:p text:style-name="P1"><text:span text:style-name="T2">Canceller</text:span><text:span text:style-name="T3">i+1</text:span><text:span text:style-name="T2">(t)</text:span></text:p>
          </draw:text-box>
        </draw:frame>
        <draw:circle draw:style-name="gr4" draw:text-style-name="P3" draw:layer="layout" svg:width="2.1cm" svg:height="2.1cm" svg:x="0.4cm" svg:y="5.6cm">
          <text:p/>
        </draw:circle>
        <draw:circle draw:style-name="gr4" draw:text-style-name="P3" draw:layer="layout" svg:width="2.7cm" svg:height="2.7cm" svg:x="0.1cm" svg:y="5.3cm">
          <text:p/>
        </draw:circle>
        <draw:g>
          <draw:circle draw:style-name="gr4" draw:text-style-name="P3" draw:layer="layout" svg:width="1.732cm" svg:height="1.732cm" svg:x="3.924cm" svg:y="3.616cm">
            <text:p/>
          </draw:circle>
          <draw:circle draw:style-name="gr4" draw:text-style-name="P3" draw:layer="layout" svg:width="2.264cm" svg:height="2.264cm" svg:x="3.658cm" svg:y="3.35cm">
            <text:p/>
          </draw:circle>
          <draw:circle draw:style-name="gr4" draw:text-style-name="P3" draw:layer="layout" svg:width="2.8cm" svg:height="2.8cm" svg:x="3.39cm" svg:y="3.082cm">
            <text:p/>
          </draw:circle>
          <draw:circle draw:style-name="gr4" draw:text-style-name="P3" draw:layer="layout" svg:width="3.6cm" svg:height="3.6cm" svg:x="2.99cm" svg:y="2.682cm">
            <text:p/>
          </draw:circle>
        </draw:g>
        <draw:frame draw:style-name="gr1" draw:text-style-name="P4" draw:layer="layout" svg:width="4.2cm" svg:height="0.98cm" svg:x="0.9cm" svg:y="7.42cm">
          <draw:text-box>
            <text:p text:style-name="P1"><text:span text:style-name="T2">Canceller</text:span><text:span text:style-name="T3">i</text:span><text:span text:style-name="T2">(t)</text:span></text:p>
          </draw:text-box>
        </draw:frame>
        <draw:path draw:style-name="gr5" draw:text-style-name="P5" draw:layer="layout" svg:width="2.284cm" svg:height="3.981cm" draw:transform="rotate (2.0366247041518) translate (1.81870770810829cm 19.4263558078903cm)" svg:viewBox="0 0 2285 3982" svg:d="m2268 0c-259 57-1118-2-1253 266s1473 1523 1248 1970-2011-452-2236-5 1026 1299 891 1567-537 178-626 133">
          <text:p/>
        </draw:path>
        <draw:path draw:style-name="gr5" draw:text-style-name="P5" draw:layer="layout" svg:width="2.284cm" svg:height="3.981cm" draw:transform="rotate (1.1049679494374) translate (0.792507347247861cm 14.5149039614603cm)" svg:viewBox="0 0 2285 3982" svg:d="m17 0c259 57 1118-2 1252 266s-1472 1523-1247 1970 2011-452 2236-5-1026 1299-891 1567 537 178 626 133">
          <text:p/>
        </draw:path>
        <draw:frame draw:style-name="gr1" draw:text-style-name="P4" draw:layer="layout" svg:width="4.8cm" svg:height="0.98cm" svg:x="2.4cm" svg:y="15.42cm">
          <draw:text-box>
            <text:p text:style-name="P1"><text:span text:style-name="T4">+</text:span></text:p>
          </draw:text-box>
        </draw:frame>
        <draw:frame draw:style-name="gr1" draw:text-style-name="P4" draw:layer="layout" svg:width="0.9cm" svg:height="0.98cm" svg:x="5.4cm" svg:y="15.4cm">
          <draw:text-box>
            <text:p text:style-name="P1"><text:span text:style-name="T4">=</text:span></text:p>
          </draw:text-box>
        </draw:frame>
        <draw:line draw:style-name="gr5" draw:text-style-name="P5" draw:layer="layout" svg:x1="6.5cm" svg:y1="15.9cm" svg:x2="9.2cm" svg:y2="15.9cm">
          <text:p/>
        </draw:line>
        <draw:line draw:style-name="gr6" draw:text-style-name="P5" draw:layer="layout" svg:x1="0.7cm" svg:y1="14.5cm" svg:x2="5.4cm" svg:y2="14.5cm">
          <text:p/>
        </draw:line>
        <draw:line draw:style-name="gr6" draw:text-style-name="P5" draw:layer="layout" svg:x1="0.7cm" svg:y1="17.4cm" svg:x2="5.4cm" svg:y2="17.4cm">
          <text:p/>
        </draw:line>
        <draw:custom-shape draw:style-name="gr7" draw:text-style-name="P3" draw:layer="layout" svg:width="8cm" svg:height="7.5cm" svg:x="0.9cm" svg:y="2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155.1948992899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ircle draw:style-name="gr8" draw:text-style-name="P3" draw:layer="layout" svg:width="1.25cm" svg:height="1.25cm" svg:x="4.18cm" svg:y="3.85cm">
          <text:p/>
        </draw:circle>
        <draw:custom-shape draw:style-name="gr7" draw:text-style-name="P3" draw:layer="layout" svg:width="3.1cm" svg:height="2.9cm" svg:x="3.2cm" svg:y="5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10T00:41:52.11</meta:creation-date>
    <dc:date>2014-11-10T16:45:47.63</dc:date>
    <meta:editing-duration>PT1H36M15S</meta:editing-duration>
    <meta:editing-cycles>12</meta:editing-cycles>
    <meta:generator>OpenOffice.org/3.4.1$Win32 OpenOffice.org_project/341m1$Build-9593</meta:generator>
    <meta:document-statistic meta:object-count="27"/>
  </office:meta>
</office:document-meta>
</file>